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993cm" table:align="left"/>
    </style:style>
    <style:style style:name="Tabela1.A" style:family="table-column">
      <style:table-column-properties style:column-width="4.203cm"/>
    </style:style>
    <style:style style:name="Tabela1.B" style:family="table-column">
      <style:table-column-properties style:column-width="5.503cm"/>
    </style:style>
    <style:style style:name="Tabela1.C" style:family="table-column">
      <style:table-column-properties style:column-width="7.287cm"/>
    </style:style>
    <style:style style:name="Tabela1.1" style:family="table-row">
      <style:table-row-properties fo:background-color="#ffffff">
        <style:background-image/>
      </style:table-row-properties>
    </style:style>
    <style:style style:name="Tabela1.A1" style:family="table-cell">
      <style:table-cell-properties style:vertical-align="middle" fo:padding-left="0.275cm" fo:padding-right="0.275cm" fo:padding-top="0.127cm" fo:padding-bottom="0.127cm" fo:border="0.05pt solid #dfe2e5"/>
    </style:style>
    <style:style style:name="Tabela1.2" style:family="table-row">
      <style:table-row-properties fo:background-color="#f6f8fa">
        <style:background-image/>
      </style:table-row-properties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4.337cm"/>
    </style:style>
    <style:style style:name="Tabela3.B" style:family="table-column">
      <style:table-column-properties style:column-width="5.505cm"/>
    </style:style>
    <style:style style:name="Tabela3.C" style:family="table-column">
      <style:table-column-properties style:column-width="7.158cm"/>
    </style:style>
    <style:style style:name="Tabela3.1" style:family="table-row">
      <style:table-row-properties fo:background-color="#f6f8fa">
        <style:background-image/>
      </style:table-row-properties>
    </style:style>
    <style:style style:name="Tabela3.A1" style:family="table-cell">
      <style:table-cell-properties style:vertical-align="middle" fo:padding-left="0.275cm" fo:padding-right="0.275cm" fo:padding-top="0.127cm" fo:padding-bottom="0.127cm" fo:border="0.05pt solid #dfe2e5"/>
    </style:style>
    <style:style style:name="Tabela3.2" style:family="table-row">
      <style:table-row-properties fo:background-color="#ffffff">
        <style:background-image/>
      </style:table-row-properties>
    </style:style>
    <style:style style:name="P1" style:family="paragraph" style:parent-style-name="Standard">
      <style:paragraph-properties fo:text-align="start" style:justify-single-word="false"/>
      <style:text-properties fo:color="#c9211e" style:font-name="Times New Roman" fo:font-size="10.5pt" fo:language="pt" fo:country="BR" fo:font-weight="normal" officeooo:rsid="001024e6" officeooo:paragraph-rsid="001024e6" style:font-size-asian="10.5pt" style:font-weight-asian="normal" style:font-size-complex="10.5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c9211e" style:font-name="Times New Roman" fo:font-size="10.5pt" fo:language="pt" fo:country="BR" fo:font-weight="bold" officeooo:rsid="0011b283" officeooo:paragraph-rsid="001024e6" style:font-size-asian="10.5pt" style:font-weight-asian="bold" style:font-size-complex="10.5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9211e" style:font-name="Times New Roman" fo:font-size="10pt" fo:font-weight="normal" officeooo:paragraph-rsid="002e04bb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Times New Roman" fo:font-size="10.5pt" fo:language="pt" fo:country="BR" officeooo:rsid="0004c9b0" officeooo:paragraph-rsid="0004c9b0" style:font-size-asian="10.5pt" style:font-size-complex="10.5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0.5pt" fo:language="pt" fo:country="BR" fo:font-weight="bold" officeooo:rsid="001e1751" officeooo:paragraph-rsid="001e1751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0.5pt" fo:language="pt" fo:country="BR" fo:font-weight="bold" officeooo:rsid="0006344d" officeooo:paragraph-rsid="0006344d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0.5pt" fo:language="pt" fo:country="BR" fo:font-weight="normal" officeooo:rsid="001024e6" officeooo:paragraph-rsid="001024e6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0.5pt" fo:language="pt" fo:country="BR" fo:font-weight="normal" officeooo:rsid="001024e6" officeooo:paragraph-rsid="002e04bb" style:font-size-asian="10.5pt" style:font-weight-asian="normal" style:font-size-complex="10.5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0.5pt" fo:language="pt" fo:country="BR" fo:font-weight="normal" officeooo:rsid="0011b283" officeooo:paragraph-rsid="001024e6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0.5pt" fo:language="pt" fo:country="BR" fo:font-weight="normal" officeooo:rsid="0011b283" officeooo:paragraph-rsid="0011b283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0.5pt" officeooo:paragraph-rsid="0011b283" style:font-size-asian="10.5pt" style:font-size-complex="10.5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0pt" fo:language="pt" fo:country="BR" fo:font-weight="normal" officeooo:rsid="000c6cc9" officeooo:paragraph-rsid="002e04bb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0pt" fo:language="pt" fo:country="BR" fo:font-weight="normal" officeooo:rsid="000a7be5" officeooo:paragraph-rsid="002e04bb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0pt" fo:language="pt" fo:country="BR" fo:font-weight="bold" officeooo:rsid="000a7be5" officeooo:paragraph-rsid="002e04bb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fo:language="pt" fo:country="BR" fo:font-weight="bold" officeooo:rsid="0006344d" officeooo:paragraph-rsid="002e04bb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0pt" officeooo:paragraph-rsid="002e04bb" style:font-size-asian="10pt" style:font-size-complex="10pt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Times New Roman" fo:font-size="10.5pt" officeooo:rsid="001e1751" officeooo:paragraph-rsid="001e1751" style:font-size-asian="10.5pt" style:font-size-complex="10.5pt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0.5pt" officeooo:paragraph-rsid="002c8395" style:font-size-asian="10.5pt" style:font-size-complex="10.5pt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0.5pt" officeooo:paragraph-rsid="003053ec" style:font-size-asian="10.5pt" style:font-size-complex="10.5pt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0.5pt" officeooo:rsid="003053ec" officeooo:paragraph-rsid="003053ec" style:font-size-asian="10.5pt" style:font-size-complex="10.5pt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0.5pt" officeooo:rsid="0031e678" officeooo:paragraph-rsid="0031e678" style:font-size-asian="10.5pt" style:font-size-complex="10.5pt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0.5pt" fo:font-weight="bold" officeooo:rsid="003053ec" officeooo:paragraph-rsid="003053ec" style:font-size-asian="10.5pt" style:font-weight-asian="bold" style:font-size-complex="10.5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0.5pt" fo:font-weight="bold" officeooo:rsid="0031e678" officeooo:paragraph-rsid="0031e678" style:font-size-asian="10.5pt" style:font-weight-asian="bold" style:font-size-complex="10.5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0.5pt" fo:font-weight="normal" officeooo:rsid="003053ec" officeooo:paragraph-rsid="0031d00b" style:font-size-asian="10.5pt" style:font-weight-asian="normal" style:font-size-complex="10.5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0.5pt" fo:font-weight="normal" officeooo:rsid="0031d00b" officeooo:paragraph-rsid="0031d00b" style:font-size-asian="10.5pt" style:font-weight-asian="normal" style:font-size-complex="10.5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0.5pt" fo:font-weight="normal" officeooo:rsid="0031e678" officeooo:paragraph-rsid="0031e678" style:font-size-asian="10.5pt" style:font-weight-asian="normal" style:font-size-complex="10.5pt" style:font-weight-complex="normal"/>
    </style:style>
    <style:style style:name="P27" style:family="paragraph" style:parent-style-name="Standard">
      <style:paragraph-properties fo:text-align="start" style:justify-single-word="false"/>
      <style:text-properties officeooo:paragraph-rsid="003053ec"/>
    </style:style>
    <style:style style:name="P28" style:family="paragraph" style:parent-style-name="Standard">
      <style:paragraph-properties fo:text-align="start" style:justify-single-word="false"/>
      <style:text-properties officeooo:paragraph-rsid="001024e6"/>
    </style:style>
    <style:style style:name="P29" style:family="paragraph" style:parent-style-name="Standard">
      <style:paragraph-properties fo:text-align="start" style:justify-single-word="false"/>
      <style:text-properties officeooo:paragraph-rsid="00325421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0pt" officeooo:paragraph-rsid="002c8395" style:font-size-asian="10pt" style:font-size-complex="10pt"/>
    </style:style>
    <style:style style:name="P31" style:family="paragraph" style:parent-style-name="Table_20_Contents">
      <style:text-properties style:font-name="Times New Roman" fo:font-size="10pt" style:font-size-asian="10pt" style:font-size-complex="10pt"/>
    </style:style>
    <style:style style:name="P32" style:family="paragraph" style:parent-style-name="Table_20_Contents">
      <style:text-properties fo:font-size="10pt" style:font-size-asian="10pt" style:font-size-complex="10pt"/>
    </style:style>
    <style:style style:name="T1" style:family="text">
      <style:text-properties fo:language="pt" fo:country="BR" fo:font-weight="normal" officeooo:rsid="001202a8" style:font-weight-asian="normal" style:font-weight-complex="normal"/>
    </style:style>
    <style:style style:name="T2" style:family="text">
      <style:text-properties fo:language="pt" fo:country="BR" fo:font-weight="normal" officeooo:rsid="000c6cc9" style:font-weight-asian="normal" style:font-weight-complex="normal"/>
    </style:style>
    <style:style style:name="T3" style:family="text">
      <style:text-properties fo:language="pt" fo:country="BR" fo:font-weight="normal" officeooo:rsid="0011b283" style:font-weight-asian="normal" style:font-weight-complex="normal"/>
    </style:style>
    <style:style style:name="T4" style:family="text">
      <style:text-properties fo:language="pt" fo:country="BR" fo:font-weight="normal" officeooo:rsid="001024e6" style:font-weight-asian="normal" style:font-weight-complex="normal"/>
    </style:style>
    <style:style style:name="T5" style:family="text">
      <style:text-properties fo:language="pt" fo:country="BR" fo:font-weight="bold" officeooo:rsid="00249d18" style:font-weight-asian="bold" style:font-weight-complex="bold"/>
    </style:style>
    <style:style style:name="T6" style:family="text">
      <style:text-properties fo:language="pt" fo:country="BR" fo:font-weight="bold" officeooo:rsid="000c6cc9" style:font-weight-asian="bold" style:font-weight-complex="bold"/>
    </style:style>
    <style:style style:name="T7" style:family="text">
      <style:text-properties fo:language="pt" fo:country="BR" fo:font-weight="bold" officeooo:rsid="001d7b72" style:font-weight-asian="bold" style:font-weight-complex="bold"/>
    </style:style>
    <style:style style:name="T8" style:family="text">
      <style:text-properties fo:language="pt" fo:country="BR" fo:font-weight="bold" officeooo:rsid="001024e6" style:font-weight-asian="bold" style:font-weight-complex="bold"/>
    </style:style>
    <style:style style:name="T9" style:family="text">
      <style:text-properties fo:language="pt" fo:country="BR" fo:font-weight="bold" officeooo:rsid="002d0552" style:font-weight-asian="bold" style:font-weight-complex="bold"/>
    </style:style>
    <style:style style:name="T10" style:family="text">
      <style:text-properties fo:language="pt" fo:country="BR" fo:font-weight="bold" officeooo:rsid="002e04bb" style:font-weight-asian="bold" style:font-weight-complex="bold"/>
    </style:style>
    <style:style style:name="T11" style:family="text">
      <style:text-properties fo:language="pt" fo:country="BR" fo:font-weight="bold" officeooo:rsid="002e5ae4" style:font-weight-asian="bold" style:font-weight-complex="bold"/>
    </style:style>
    <style:style style:name="T12" style:family="text">
      <style:text-properties fo:language="pt" fo:country="BR" fo:font-weight="bold" officeooo:rsid="00325421" style:font-weight-asian="bold" style:font-weight-complex="bold"/>
    </style:style>
    <style:style style:name="T13" style:family="text">
      <style:text-properties officeooo:rsid="0006344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0c6cc9"/>
    </style:style>
    <style:style style:name="T16" style:family="text">
      <style:text-properties fo:font-variant="normal" fo:text-transform="none" fo:color="#24292e" style:font-name="apple-system" fo:font-size="9.60000038146973pt" fo:letter-spacing="normal" fo:font-style="normal" fo:font-weight="normal" officeooo:rsid="002e04bb" style:font-size-asian="10.5pt" style:font-size-complex="10.5pt"/>
    </style:style>
    <style:style style:name="T17" style:family="text">
      <style:text-properties fo:font-variant="normal" fo:text-transform="none" fo:color="#24292e" style:font-name="apple-system" fo:font-size="9.60000038146973pt" fo:letter-spacing="normal" fo:font-style="normal" officeooo:rsid="002e04bb"/>
    </style:style>
    <style:style style:name="T18" style:family="text">
      <style:text-properties fo:font-variant="normal" fo:text-transform="none" fo:color="#000000" style:text-line-through-style="none" style:text-line-through-type="none" fo:language="pt" fo:country="BR" fo:font-style="normal" style:text-underline-style="none" officeooo:rsid="001024e6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language="pt" fo:country="BR" fo:font-style="normal" style:text-underline-style="none" officeooo:rsid="0011b283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language="pt" fo:country="BR" fo:font-style="normal" style:text-underline-style="none" officeooo:rsid="001ca96d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language="pt" fo:country="BR" fo:font-style="normal" style:text-underline-style="none" fo:font-weight="bold" officeooo:rsid="001024e6" style:text-blinking="false" fo:background-color="transparent" loext:char-shading-value="0" style:font-weight-asian="bold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fo:language="pt" fo:country="BR" fo:font-style="normal" style:text-underline-style="none" fo:font-weight="bold" officeooo:rsid="001ca96d" style:text-blinking="false" fo:background-color="transparent" loext:char-shading-value="0" style:font-weight-asian="bold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fo:language="pt" fo:country="BR" fo:font-style="normal" style:text-underline-style="none" fo:font-weight="bold" officeooo:rsid="0011b283" style:text-blinking="false" fo:background-color="transparent" loext:char-shading-value="0" style:font-weight-asian="bold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fo:language="pt" fo:country="BR" fo:font-style="normal" style:text-underline-style="none" fo:font-weight="bold" officeooo:rsid="002e04bb" style:text-blinking="false" fo:background-color="transparent" loext:char-shading-value="0" style:font-weight-asian="bold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fo:language="pt" fo:country="BR" fo:font-style="normal" style:text-underline-style="none" fo:font-weight="bold" officeooo:rsid="00325421" style:text-blinking="false" fo:background-color="transparent" loext:char-shading-value="0" style:font-weight-asian="bold" style:font-weight-complex="bold"/>
    </style:style>
    <style:style style:name="T26" style:family="text">
      <style:text-properties style:font-name="Times New Roman" fo:font-size="10.5pt" officeooo:rsid="0026472b" style:font-size-asian="10.5pt" style:font-size-complex="10.5pt"/>
    </style:style>
    <style:style style:name="T27" style:family="text">
      <style:text-properties style:font-name="Times New Roman" fo:font-size="10.5pt" officeooo:rsid="001e1751" style:font-size-asian="10.5pt" style:font-size-complex="10.5pt"/>
    </style:style>
    <style:style style:name="T28" style:family="text">
      <style:text-properties style:font-name="Times New Roman" fo:font-size="10.5pt" fo:language="pt" fo:country="BR" fo:font-weight="bold" officeooo:rsid="001024e6" style:font-size-asian="10.5pt" style:font-weight-asian="bold" style:font-size-complex="10.5pt" style:font-weight-complex="bold"/>
    </style:style>
    <style:style style:name="T29" style:family="text">
      <style:text-properties style:font-name="Times New Roman" fo:font-size="10.5pt" fo:language="pt" fo:country="BR" fo:font-weight="bold" officeooo:rsid="00325421" style:font-size-asian="10.5pt" style:font-weight-asian="bold" style:font-size-complex="10.5pt" style:font-weight-complex="bold"/>
    </style:style>
    <style:style style:name="T30" style:family="text">
      <style:text-properties style:font-name="Times New Roman" fo:font-size="10.5pt" fo:language="pt" fo:country="BR" fo:font-weight="bold" officeooo:rsid="002d0552" style:font-size-asian="10.5pt" style:font-weight-asian="bold" style:font-size-complex="10.5pt" style:font-weight-complex="bold"/>
    </style:style>
    <style:style style:name="T31" style:family="text">
      <style:text-properties style:font-name="Times New Roman" fo:font-size="10.5pt" fo:language="pt" fo:country="BR" fo:font-weight="normal" officeooo:rsid="001024e6" style:font-size-asian="10.5pt" style:font-weight-asian="normal" style:font-size-complex="10.5pt" style:font-weight-complex="normal"/>
    </style:style>
    <style:style style:name="T32" style:family="text">
      <style:text-properties style:font-name="Times New Roman" fo:font-size="10.5pt" fo:font-weight="bold" officeooo:rsid="0031d00b" style:font-size-asian="10.5pt" style:font-weight-asian="bold" style:font-size-complex="10.5pt" style:font-weight-complex="bold"/>
    </style:style>
    <style:style style:name="T33" style:family="text">
      <style:text-properties style:font-name="Times New Roman" fo:font-size="10.5pt" fo:font-weight="normal" officeooo:rsid="0031d00b" style:font-size-asian="10.5pt" style:font-weight-asian="normal" style:font-size-complex="10.5pt" style:font-weight-complex="normal"/>
    </style:style>
    <style:style style:name="T34" style:family="text">
      <style:text-properties style:font-name="Times New Roman" fo:font-size="10.5pt" fo:font-weight="normal" officeooo:rsid="00325421" style:font-size-asian="10.5pt" style:font-weight-asian="normal" style:font-size-complex="10.5pt" style:font-weight-complex="normal"/>
    </style:style>
    <style:style style:name="T35" style:family="text">
      <style:text-properties fo:color="#0366d6" style:text-line-through-style="none" style:text-line-through-type="none" fo:font-size="10pt" style:text-underline-style="none" style:text-blinking="false" style:font-size-asian="10pt" style:font-size-complex="10pt"/>
    </style:style>
    <style:style style:name="T36" style:family="text">
      <style:text-properties fo:color="#0366d6" style:text-line-through-style="none" style:text-line-through-type="none" style:font-name="Times New Roman" fo:font-size="10pt" style:text-underline-style="none" style:text-blinking="false" style:font-size-asian="10pt" style:font-size-complex="10pt"/>
    </style:style>
    <style:style style:name="T37" style:family="text">
      <style:text-properties officeooo:rsid="003053ec"/>
    </style:style>
    <style:style style:name="T38" style:family="text">
      <style:text-properties style:font-name="Times New Roman" fo:font-size="10pt" style:font-size-asian="10pt" style:font-size-complex="10pt"/>
    </style:style>
    <style:style style:name="T39" style:family="text">
      <style:text-properties officeooo:rsid="0031d00b"/>
    </style:style>
    <style:style style:name="T40" style:family="text">
      <style:text-properties officeooo:rsid="0032542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senvolvimento de Software para a WEB – SI e ES</text:p>
      <text:p text:style-name="P4">Professor: Jefferson de Carvalho Silva</text:p>
      <text:p text:style-name="P4">Semestre <text:span text:style-name="T13">2020.1 </text:span></text:p>
      <text:p text:style-name="P4"/>
      <text:p text:style-name="P6">Atividade <text:span text:style-name="T37">11</text:span></text:p>
      <text:p text:style-name="P6"/>
      <text:p text:style-name="P14">Leia com atenção as instruções abaixo:</text:p>
      <text:p text:style-name="P15"/>
      <text:p text:style-name="P13">Para toda a disciplina, até o fim do semestre, você <text:span text:style-name="T14">DEVE </text:span>criar um repositório do GITHUB. Sugiro que crie repositório com <text:span text:style-name="T15">o nome</text:span> <text:span text:style-name="T14">WEB_2020_1</text:span>, por exemplo.</text:p>
      <text:p text:style-name="P13"/>
      <text:p text:style-name="P13">Em <text:span text:style-name="T14">WEB_2020_1, </text:span>ou o nome que você tiver escolhido, CADA UMA das atividades será um projeto (pasta) separada. Por exemplo, na atividade deste documento, você deverá criar um projeto com <text:span text:style-name="T14">create-react-app</text:span>. Na próxima atividade, um novo projeto. E assim por diante.</text:p>
      <text:p text:style-name="P13"/>
      <text:p text:style-name="P16"><text:span text:style-name="T2">As atividades terão um prazo de entrega, e serão </text:span><text:span text:style-name="T6">individuais</text:span><text:span text:style-name="T2">. A entrega é feita no </text:span><text:span text:style-name="T6">SIPPA</text:span><text:span text:style-name="T2">, com o envio de um arquivo </text:span><text:span text:style-name="T7">HTML</text:span><text:span text:style-name="T2"> apenas com o link da sua atividade implementada NO REPOSITÓRIO, como explicado acima.</text:span></text:p>
      <text:p text:style-name="P12"/>
      <text:p text:style-name="P8">------------------------------------------------------------------------------------------------------------------------</text:p>
      <text:p text:style-name="P5"/>
      <text:p text:style-name="P5">Material assíncrono para esta atividade:</text:p>
      <text:list xml:id="list2536500029" text:style-name="L1">
        <text:list-header>
          <text:p text:style-name="P17"/>
        </text:list-header>
      </text:list>
      <text:p text:style-name="P27"><text:span text:style-name="T27">Vídeos </text:span><text:span text:style-name="T26">(</text:span><text:span text:style-name="T16">React + Redux + Firebase Authentication</text:span><text:span text:style-name="T26">)</text:span><text:span text:style-name="T27">:</text:span></text:p>
      <text:p text:style-name="P18"/>
      <text:p text:style-name="P30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31">AULA 14 - PARTE 01</text:p>
          </table:table-cell>
          <table:table-cell table:style-name="Tabela1.A1" office:value-type="string">
            <text:p text:style-name="Table_20_Contents"><text:a xlink:type="simple" xlink:href="https://youtu.be/2ZjYm5Lp6zI" text:style-name="Internet_20_link" text:visited-style-name="Visited_20_Internet_20_Link"><text:span text:style-name="T36">https://youtu.be/2ZjYm5Lp6zI</text:span></text:a></text:p>
          </table:table-cell>
          <table:table-cell table:style-name="Tabela1.A1" office:value-type="string">
            <text:p text:style-name="P31">Login, Cadastro e Logout. Acesso restrito.</text:p>
          </table:table-cell>
        </table:table-row>
        <table:table-row table:style-name="Tabela1.2">
          <table:table-cell table:style-name="Tabela1.A1" office:value-type="string">
            <text:p text:style-name="P31">AULA 14 - (PARTES 02/03/04/FINAL)</text:p>
          </table:table-cell>
          <table:table-cell table:style-name="Tabela1.A1" office:value-type="string">
            <text:p text:style-name="Table_20_Contents"><text:a xlink:type="simple" xlink:href="https://youtu.be/xvWly76qS3I" text:style-name="Internet_20_link" text:visited-style-name="Visited_20_Internet_20_Link"><text:span text:style-name="T36">https://youtu.be/xvWly76qS3I</text:span></text:a><text:span text:style-name="T38"><text:line-break/></text:span><text:a xlink:type="simple" xlink:href="https://youtu.be/8kbi9rqEJhY" text:style-name="Internet_20_link" text:visited-style-name="Visited_20_Internet_20_Link"><text:span text:style-name="T36">https://youtu.be/8kbi9rqEJhY</text:span></text:a><text:span text:style-name="T38"><text:line-break/></text:span><text:a xlink:type="simple" xlink:href="https://youtu.be/eQ5dW2rsn-Y" text:style-name="Internet_20_link" text:visited-style-name="Visited_20_Internet_20_Link"><text:span text:style-name="T36">https://youtu.be/eQ5dW2rsn-Y</text:span></text:a><text:span text:style-name="T38"><text:line-break/></text:span><text:a xlink:type="simple" xlink:href="https://youtu.be/qPAWTmvgGJ0" text:style-name="Internet_20_link" text:visited-style-name="Visited_20_Internet_20_Link"><text:span text:style-name="T36">https://youtu.be/qPAWTmvgGJ0</text:span></text:a></text:p>
          </table:table-cell>
          <table:table-cell table:style-name="Tabela1.A1" office:value-type="string">
            <text:p text:style-name="P31">Persistência do estado geral<text:line-break/>entre refreshes, confirmação de e-mail.</text:p>
          </table:table-cell>
        </table:table-row>
      </table:table>
      <text:p text:style-name="P30"/>
      <text:p text:style-name="P27"><text:span text:style-name="T27">Vídeos </text:span><text:span text:style-name="T26">(</text:span><text:span text:style-name="T16">React + Formulários + Formik</text:span><text:span text:style-name="T26">)</text:span><text:span text:style-name="T27">:</text:span></text:p>
      <text:p text:style-name="P19"/>
      <text:p text:style-name="P19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32">AULA 15 - PARTE 01</text:p>
          </table:table-cell>
          <table:table-cell table:style-name="Tabela3.A1" office:value-type="string">
            <text:p text:style-name="Table_20_Contents"><text:a xlink:type="simple" xlink:href="https://youtu.be/QvlHjgOEEC4" text:style-name="Internet_20_link" text:visited-style-name="Visited_20_Internet_20_Link"><text:span text:style-name="T35">https://youtu.be/QvlHjgOEEC4</text:span></text:a></text:p>
          </table:table-cell>
          <table:table-cell table:style-name="Tabela3.A1" office:value-type="string">
            <text:p text:style-name="P32">Formulários puros com classes e funções.</text:p>
          </table:table-cell>
        </table:table-row>
        <table:table-row table:style-name="Tabela3.2">
          <table:table-cell table:style-name="Tabela3.A1" office:value-type="string">
            <text:p text:style-name="P32">AULA 15 - PARTE 02</text:p>
          </table:table-cell>
          <table:table-cell table:style-name="Tabela3.A1" office:value-type="string">
            <text:p text:style-name="Table_20_Contents"><text:a xlink:type="simple" xlink:href="https://youtu.be/ddb-t2JE-l4" text:style-name="Internet_20_link" text:visited-style-name="Visited_20_Internet_20_Link"><text:span text:style-name="T35">https://youtu.be/ddb-t2JE-l4</text:span></text:a></text:p>
          </table:table-cell>
          <table:table-cell table:style-name="Tabela3.A1" office:value-type="string">
            <text:p text:style-name="P32">Formik</text:p>
          </table:table-cell>
        </table:table-row>
        <table:table-row table:style-name="Tabela3.1">
          <table:table-cell table:style-name="Tabela3.A1" office:value-type="string">
            <text:p text:style-name="P32">AULA 15 - PARTE 03</text:p>
          </table:table-cell>
          <table:table-cell table:style-name="Tabela3.A1" office:value-type="string">
            <text:p text:style-name="Table_20_Contents"><text:a xlink:type="simple" xlink:href="https://youtu.be/fTb-T2RpUFM" text:style-name="Internet_20_link" text:visited-style-name="Visited_20_Internet_20_Link"><text:span text:style-name="T35">https://youtu.be/fTb-T2RpUFM</text:span></text:a></text:p>
          </table:table-cell>
          <table:table-cell table:style-name="Tabela3.A1" office:value-type="string">
            <text:p text:style-name="P32">Formik + Yup (validação)</text:p>
          </table:table-cell>
        </table:table-row>
        <table:table-row table:style-name="Tabela3.2">
          <table:table-cell table:style-name="Tabela3.A1" office:value-type="string">
            <text:p text:style-name="P32">AULA 15 - PARTE 04</text:p>
          </table:table-cell>
          <table:table-cell table:style-name="Tabela3.A1" office:value-type="string">
            <text:p text:style-name="Table_20_Contents"><text:a xlink:type="simple" xlink:href="https://youtu.be/a1f__ce8P64" text:style-name="Internet_20_link" text:visited-style-name="Visited_20_Internet_20_Link"><text:span text:style-name="T35">https://youtu.be/a1f__ce8P64</text:span></text:a></text:p>
          </table:table-cell>
          <table:table-cell table:style-name="Tabela3.A1" office:value-type="string">
            <text:p text:style-name="P32">Formik + Yup (validação)</text:p>
          </table:table-cell>
        </table:table-row>
        <table:table-row table:style-name="Tabela3.1">
          <table:table-cell table:style-name="Tabela3.A1" office:value-type="string">
            <text:p text:style-name="P32">AULA 15 - PARTE FINAL</text:p>
          </table:table-cell>
          <table:table-cell table:style-name="Tabela3.A1" office:value-type="string">
            <text:p text:style-name="Table_20_Contents"><text:a xlink:type="simple" xlink:href="https://youtu.be/VEMbQxgLVHw" text:style-name="Internet_20_link" text:visited-style-name="Visited_20_Internet_20_Link"><text:span text:style-name="T35">https://youtu.be/VEMbQxgLVHw</text:span></text:a></text:p>
          </table:table-cell>
          <table:table-cell table:style-name="Tabela3.A1" office:value-type="string">
            <text:p text:style-name="P32">Formik + Yup (validação) + Minicomponentes</text:p>
          </table:table-cell>
        </table:table-row>
      </table:table>
      <text:p text:style-name="P20"/>
      <text:p text:style-name="P20">No seu projeto anterior CRUD, já conectado com o Firebase Firestore, faça:</text:p>
      <text:p text:style-name="P20"/>
      <text:p text:style-name="P22">Parte I</text:p>
      <text:p text:style-name="P22"/>
      <text:p text:style-name="P24">Implemente a autenticação via Firebase Authentication, usando seu e-mail com confirmação. O acesso às páginas de manipulação da Disciplina (Criar Disciplina, Listar, Editar) só poderão ser acessadas se o usuário estiver logado corretamente. <text:span text:style-name="T39">Faça as páginas de acordo com os vídeos das aulas acima (</text:span><text:span text:style-name="T17">React + Redux + Firebase Authentication</text:span><text:span text:style-name="T39">). Não esqueça de usar o Redux.</text:span></text:p>
      <text:p text:style-name="P24"/>
      <text:p text:style-name="P25"><text:span text:style-name="T14">Atenção</text:span>: Você deve fazer pelo menos 3 commits, comentando o que foi implementado em cada commit. Sugestão: Autenticação funcionando, primeiro commit. Autenticação funcionando com confirmação de e-mail, segundo commit. Acesso às páginas de manipulação de disciplina apenas logado, terceiro commit.</text:p>
      <text:p text:style-name="P26"/>
      <text:p text:style-name="P23">Parte II</text:p>
      <text:p text:style-name="P20"/>
      <text:p text:style-name="P21"><text:soft-page-break/>Modifique os formulários de Inclusão de Disciplina e Edição de Disciplina para que os mesmos funcionem com o Formik. Faça também a validação de campos com o Yup. </text:p>
      <text:p text:style-name="P21"/>
      <text:p text:style-name="P29"><text:span text:style-name="T32">Atenção</text:span><text:span text:style-name="T33">: Você deve fazer pelo menos 3 commits, comentando o que foi implementado em cada commit. Sugestão: </text:span><text:span text:style-name="T34">Adaptou o Formik ao formulário de Inclusão de Disciplina</text:span><text:span text:style-name="T33">, </text:span><text:span text:style-name="T34">primeiro commit. <text:s/>Adaptou o Formik ao formulário de Edição de Disciplina</text:span><text:span text:style-name="T33">, </text:span><text:span text:style-name="T34">segundo commit. Validação com o Yup, terceiro commit.</text:span></text:p>
      <text:p text:style-name="P7">------------------------------------------------------------------------------------------------------------------------</text:p>
      <text:p text:style-name="P7"/>
      <text:p text:style-name="P28"><text:span text:style-name="T28">Prazo de Entrega: até as 23:59 do dia </text:span><text:span text:style-name="T29">22</text:span><text:span text:style-name="T28">/</text:span><text:span text:style-name="T29">10</text:span><text:span text:style-name="T28">/2020 (</text:span><text:span text:style-name="T29">Quinta</text:span><text:span text:style-name="T28">), </text:span><text:span text:style-name="T29">último dia de aula.</text:span><text:span text:style-name="T31"> </text:span></text:p>
      <text:p text:style-name="P1"/>
      <text:p text:style-name="P3"><text:span text:style-name="T18">Atividade no </text:span><text:span text:style-name="T21">SIPPA</text:span><text:span text:style-name="T18"> para submeter o arquivo </text:span><text:span text:style-name="T22">HTML</text:span><text:span text:style-name="T18">: </text:span><text:span text:style-name="T23">A</text:span><text:span text:style-name="T25">11</text:span><text:span text:style-name="T19">, em “Avaliações”. </text:span><text:span text:style-name="T20">O arquivo </text:span><text:span text:style-name="T22">HTML</text:span><text:span text:style-name="T20"> deve conter um link para o projeto atividade no </text:span><text:span text:style-name="T22">GITHUB</text:span><text:span text:style-name="T20">.</text:span></text:p>
      <text:p text:style-name="P2"/>
      <text:p text:style-name="P9">------------------------------------------------------------------------------------------------------------------------</text:p>
      <text:p text:style-name="P9"/>
      <text:p text:style-name="P11"><text:span text:style-name="T3">Não deixe para o último momento e </text:span><text:span text:style-name="T5">VERIFIQUE</text:span><text:span text:style-name="T3"> se seu arquivo foi submetido corretamente. Caso o SIPPA saia do ar, me envie um e-mail. </text:span><text:span text:style-name="T1">Abraços.</text:span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_64 LibreOffice_project/a726b36747cf2001e06b58ad5db1aa3a9a1872d6</meta:generator>
    <dc:date>2020-10-02T10:14:20.185000000</dc:date>
    <meta:editing-duration>PT2H1M53S</meta:editing-duration>
    <meta:editing-cycles>39</meta:editing-cycles>
    <meta:document-statistic meta:table-count="2" meta:image-count="0" meta:object-count="0" meta:page-count="2" meta:paragraph-count="46" meta:word-count="478" meta:character-count="3499" meta:non-whitespace-character-count="3062"/>
  </office:meta>
</office:document-meta>
</file>